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1866in" fo:margin-right="0in" fo:text-indent="-0.1866in" style:auto-text-indent="false" style:page-number="auto" fo:background-color="transparent">
        <style:tab-stops>
          <style:tab-stop style:position="-0.0173in"/>
          <style:tab-stop style:position="0.061in"/>
        </style:tab-stops>
      </style:paragraph-properties>
    </style:style>
    <style:style style:name="P2" style:family="paragraph" style:parent-style-name="Standard">
      <style:text-properties fo:font-weight="bold" officeooo:rsid="0001bb86" officeooo:paragraph-rsid="0001bb86" style:font-weight-asian="bold" style:font-weight-complex="bold"/>
    </style:style>
    <style:style style:name="P3" style:family="paragraph" style:parent-style-name="Standard">
      <style:text-properties fo:font-weight="bold" officeooo:rsid="0001bb86" officeooo:paragraph-rsid="0003c4d7" style:font-weight-asian="bold" style:font-weight-complex="bold"/>
    </style:style>
    <style:style style:name="P4" style:family="paragraph" style:parent-style-name="Standard">
      <style:text-properties fo:font-weight="bold" officeooo:rsid="0005932d" officeooo:paragraph-rsid="0005932d" style:font-weight-asian="bold" style:font-weight-complex="bold"/>
    </style:style>
    <style:style style:name="P5" style:family="paragraph" style:parent-style-name="Standard">
      <style:text-properties fo:font-weight="bold" officeooo:rsid="0005932d" officeooo:paragraph-rsid="000700ec" style:font-weight-asian="bold" style:font-weight-complex="bold"/>
    </style:style>
    <style:style style:name="P6" style:family="paragraph" style:parent-style-name="Standard">
      <style:text-properties fo:font-weight="bold" officeooo:rsid="0008dde1" officeooo:paragraph-rsid="0008dde1" style:font-weight-asian="bold" style:font-weight-complex="bold"/>
    </style:style>
    <style:style style:name="P7" style:family="paragraph" style:parent-style-name="Standard">
      <style:text-properties fo:font-weight="bold" officeooo:rsid="0008dde1" officeooo:paragraph-rsid="0009f2c2" style:font-weight-asian="bold" style:font-weight-complex="bold"/>
    </style:style>
    <style:style style:name="P8" style:family="paragraph" style:parent-style-name="Standard">
      <style:text-properties fo:font-weight="bold" officeooo:rsid="000e3440" officeooo:paragraph-rsid="000e3440" style:font-weight-asian="bold" style:font-weight-complex="bold"/>
    </style:style>
    <style:style style:name="P9" style:family="paragraph" style:parent-style-name="Standard">
      <style:text-properties fo:font-weight="bold" officeooo:rsid="000f9da9" officeooo:paragraph-rsid="000f9da9" style:font-weight-asian="bold" style:font-weight-complex="bold"/>
    </style:style>
    <style:style style:name="P10" style:family="paragraph" style:parent-style-name="Standard">
      <style:text-properties fo:text-transform="uppercase" fo:font-weight="bold" officeooo:rsid="0008dde1" officeooo:paragraph-rsid="0009f2c2" style:font-weight-asian="bold" style:font-weight-complex="bold"/>
    </style:style>
    <style:style style:name="P11" style:family="paragraph" style:parent-style-name="Standard">
      <style:text-properties fo:text-transform="uppercase" officeooo:rsid="00104e0a" officeooo:paragraph-rsid="00104e0a"/>
    </style:style>
    <style:style style:name="P12" style:family="paragraph" style:parent-style-name="Standard">
      <style:text-properties officeooo:paragraph-rsid="000f9da9"/>
    </style:style>
    <style:style style:name="P13" style:family="paragraph" style:parent-style-name="Standard">
      <style:text-properties officeooo:rsid="00104e0a" officeooo:paragraph-rsid="00104e0a"/>
    </style:style>
    <style:style style:name="P14" style:family="paragraph">
      <loext:graphic-properties draw:fill-color="#d62e4e"/>
    </style:style>
    <style:style style:name="P15" style:family="paragraph">
      <loext:graphic-properties draw:fill-color="#d62e4e"/>
      <style:text-properties fo:font-size="12pt"/>
    </style:style>
    <style:style style:name="T1" style:family="text">
      <style:text-properties officeooo:rsid="00011d9e"/>
    </style:style>
    <style:style style:name="T2" style:family="text">
      <style:text-properties fo:font-weight="bold" officeooo:rsid="00011d9e"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1c912" style:font-weight-asian="normal" style:font-weight-complex="normal"/>
    </style:style>
    <style:style style:name="T5" style:family="text">
      <style:text-properties fo:font-weight="normal" officeooo:rsid="00066ad4" style:font-weight-asian="normal" style:font-weight-complex="normal"/>
    </style:style>
    <style:style style:name="T6" style:family="text">
      <style:text-properties fo:font-weight="normal" officeooo:rsid="00097555" style:font-weight-asian="normal" style:font-weight-complex="normal"/>
    </style:style>
    <style:style style:name="T7" style:family="text">
      <style:text-properties fo:font-weight="normal" officeooo:rsid="0009785e" style:font-weight-asian="normal" style:font-weight-complex="normal"/>
    </style:style>
    <style:style style:name="T8" style:family="text">
      <style:text-properties fo:font-weight="normal" officeooo:rsid="000ed845" style:font-weight-asian="normal" style:font-weight-complex="normal"/>
    </style:style>
    <style:style style:name="T9" style:family="text">
      <style:text-properties fo:font-weight="normal" officeooo:rsid="00104e0a" style:font-weight-asian="normal" style:font-weight-complex="normal"/>
    </style:style>
    <style:style style:name="T10" style:family="text">
      <style:text-properties fo:font-weight="normal" officeooo:rsid="000f9da9" style:font-weight-asian="normal" style:font-weight-complex="normal"/>
    </style:style>
    <style:style style:name="T11" style:family="text">
      <style:text-properties fo:text-transform="uppercase" fo:font-weight="normal" style:font-weight-asian="normal" style:font-weight-complex="normal"/>
    </style:style>
    <style:style style:name="T12" style:family="text">
      <style:text-properties fo:text-transform="uppercase" fo:font-weight="normal" officeooo:rsid="00104e0a" style:font-weight-asian="normal" style:font-weight-complex="normal"/>
    </style:style>
    <style:style style:name="T13" style:family="text">
      <style:text-properties fo:text-transform="uppercase" fo:font-weight="normal" officeooo:rsid="000f9da9" style:font-weight-asian="normal" style:font-weight-complex="normal"/>
    </style:style>
    <style:style style:name="T14" style:family="text">
      <style:text-properties officeooo:rsid="0009785e"/>
    </style:style>
    <style:style style:name="T15" style:family="text">
      <style:text-properties officeooo:rsid="000ed845"/>
    </style:style>
    <style:style style:name="T16" style:family="text">
      <style:text-properties fo:font-variant="normal" fo:text-transform="none" fo:font-weight="normal" officeooo:rsid="00104e0a" style:font-weight-asian="normal" style:font-weight-complex="normal"/>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3307in" fo:min-width="0.972in" style:run-through="foreground"/>
      <style:paragraph-properties style:writing-mode="lr-tb"/>
    </style:style>
    <style:style style:name="gr3" style:family="graphic">
      <style:graphic-properties svg:stroke-color="#ffffff" draw:fill-color="#d62e4e" draw:textarea-horizontal-align="justify" draw:textarea-vertical-align="middle" draw:auto-grow-height="false" fo:min-height="0.0835in" fo:min-width="0.4256in" style:run-through="foreground"/>
    </style:style>
    <style:style style:name="gr4" style:family="graphic">
      <style:graphic-properties svg:stroke-color="#ffffff" draw:fill-color="#d62e4e" draw:textarea-horizontal-align="justify" draw:textarea-vertical-align="middle" draw:auto-grow-height="false" fo:min-height="0.0835in" fo:min-width="0.8874in" style:run-through="foreground"/>
    </style:style>
    <style:style style:name="gr5" style:family="graphic">
      <style:graphic-properties svg:stroke-color="#ffffff" draw:fill-color="#d62e4e" draw:textarea-horizontal-align="justify" draw:textarea-vertical-align="middle" draw:auto-grow-height="false" fo:min-height="0.0835in" fo:min-width="0.9575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01. </text:span>STATICALLY TYPED PROGRAMMING LANGUAGES: </text:p>
      <text:p text:style-name="Standard"><text:span text:style-name="T1"><text:tab/>I</text:span>n statically typed programming languages, the programmer must explicitly define the data type of each variable, and the compiler checks the compatibility of these variables with their declared types. This helps catch type-related errors at the compile-time.</text:p>
      <text:p text:style-name="Standard"><text:tab/></text:p>
      <text:p text:style-name="Standard">DYNAMICALLY TYPED PROGRAMMING LANGUAGES: </text:p>
      <text:p text:style-name="Standard"><text:tab/>A dynamically typed programming language is a type of programming language in which variable types are determined at runtime, rather than being explicitly defined during the code compilation or declaration phase. In dynamically typed languages, the type of a variable can change during the execution of the program.</text:p>
      <text:p text:style-name="Standard"><text:tab/></text:p>
      <text:p text:style-name="Standard">STRONGLY TYPED LANGUAGES: </text:p>
      <text:p text:style-name="Standard"><text:tab/>A strongly typed programming language is a type of programming language in which the data type of a variable is explicitly defined and strictly enforced. In such languages, once a variable is declared with a specific data type, it cannot be implicitly or automatically converted to another type without explicit type casting.</text:p>
      <text:p text:style-name="Standard"><text:tab/></text:p>
      <text:p text:style-name="Standard">LOOSELY TYPED LANGUAGE: </text:p>
      <text:p text:style-name="Standard"><text:tab/>A loosely typed programming language is a type of programming language where variables are not explicitly bound to a specific data type during their declaration. In other words, in a loosely typed language, the data type of a variable can change dynamically at runtime based on the value assigned to it.</text:p>
      <text:p text:style-name="Standard"><text:tab/></text:p>
      <text:p text:style-name="Standard">Java is a statically typed, dynamically typed and strongly typed programming language.</text:p>
      <text:p text:style-name="Standard"/>
      <text:p text:style-name="P3">02. <text:span text:style-name="T3">CASE SENSITIVE:</text:span></text:p>
      <text:p text:style-name="P3"><text:span text:style-name="T3"><text:tab/>When a programming language is case sensitive, it means that it distinguishes between uppercase and lowercase letters in identifiers. This means that "MyNumber," "mynumber," and "MYNUMBER" are all considered different identifiers.</text:span></text:p>
      <text:p text:style-name="P2"><text:span text:style-name="T3"/></text:p>
      <text:p text:style-name="P2"><text:span text:style-name="T3">CASE INSENSITIVE:</text:span></text:p>
      <text:p text:style-name="P2"><text:span text:style-name="T3"><text:tab/>When a programming language is case insensitive, it means that it does not distinguish between uppercase and lowercase letters in identifiers. This means that "My</text:span><text:span text:style-name="T4">Number</text:span><text:span text:style-name="T3">" "my</text:span><text:span text:style-name="T4">number</text:span><text:span text:style-name="T3">," and "MY</text:span><text:span text:style-name="T4">NUMBER</text:span><text:span text:style-name="T3">" are all considered the same identifier.</text:span></text:p>
      <text:p text:style-name="P2"><text:span text:style-name="T3"/></text:p>
      <text:p text:style-name="P2"><text:span text:style-name="Strong_20_Emphasis"><text:span text:style-name="T11">Case Sensitive-Insensitive:</text:span></text:span></text:p>
      <text:p text:style-name="P2"><text:span text:style-name="T3"><text:tab/>Sometimes, a programming language can be both case sensitive and case insensitive, depending on the context. This usually occurs when the language treats certain aspects as case insensitive, while other parts remain case sensitive. For instance, keywords and variable names might be case insensitive, while function names are case sensitive.</text:span></text:p>
      <text:p text:style-name="P2"><text:span text:style-name="T3"/></text:p>
      <text:p text:style-name="P2"><text:span text:style-name="T3">Classification of Java:</text:span></text:p>
      <text:p text:style-name="P2"><text:span text:style-name="T3"><text:tab/>Java is a case-sensitive programming language. It follows the general convention in most programming languages where identifiers are case sensitive. This means that "myVariable" and "myvariable" are considered different identifiers in Java.</text:span></text:p>
      <text:p text:style-name="P2"><text:span text:style-name="T3"/></text:p>
      <text:p text:style-name="P2"><text:span text:style-name="T3"/></text:p>
      <text:p text:style-name="P2"><text:span text:style-name="T3"/></text:p>
      <text:p text:style-name="P2"><text:span text:style-name="T3"/></text:p>
      <text:p text:style-name="P4"><text:soft-page-break/>03. IDENTITY CONVERSION</text:p>
      <text:p text:style-name="P4"><text:tab/><text:span text:style-name="T3">In Java, the concept of Identity Conversion refers to the conversion of a value from one type to the same type. </text:span><text:span text:style-name="T5">In i</text:span><text:span text:style-name="T3">dentity Conversion, no actual conversion is performed on the value itself.</text:span></text:p>
      <text:p text:style-name="P4"><text:span text:style-name="T3"/></text:p>
      <text:p text:style-name="P4"><text:span text:style-name="T3"><text:tab/>int </text:span><text:span text:style-name="T6">intN</text:span><text:span text:style-name="T3">umber = </text:span><text:span text:style-name="T5">25</text:span><text:span text:style-name="T3">;</text:span></text:p>
      <text:p text:style-name="P4"><text:span text:style-name="T3"><text:tab/>long longNumber = </text:span><text:span text:style-name="T6">intN</text:span><text:span text:style-name="T3">umber;</text:span></text:p>
      <text:p text:style-name="P4"><text:span text:style-name="T3"/></text:p>
      <text:p text:style-name="P5"><text:span text:style-name="T3"><text:tab/>short shortNum = 123;</text:span></text:p>
      <text:p text:style-name="P5"><text:span text:style-name="T3"><text:tab/>int intNum = shortNum;</text:span></text:p>
      <text:p text:style-name="P5"><text:span text:style-name="T3"/></text:p>
      <text:p text:style-name="P6">04. <text:span text:style-name="T3">Primitive widening conversion is an automatic and implicit conversion that takes place when a value of a smaller data type is assigned to a variable of a larger data type.</text:span></text:p>
      <text:p text:style-name="P6"><text:span text:style-name="T7"/></text:p>
      <text:p text:style-name="P7"><text:span text:style-name="T7"><text:tab/>char myChar = '5';</text:span></text:p>
      <text:p text:style-name="P7"><text:span text:style-name="T7"><text:tab/>int myInt = myChar;</text:span></text:p>
      <text:p text:style-name="P7"><text:span text:style-name="T7"/></text:p>
      <text:p text:style-name="P7"><text:span text:style-name="T7"/></text:p>
      <text:p text:style-name="P7"><draw:g text:anchor-type="paragraph" draw:z-index="0" draw:name="DrawObject1" draw:style-name="gr1"><draw:custom-shape draw:name="Shape 1" draw:style-name="gr2" svg:width="0.9724in" svg:height="0.3307in" svg:x="0.098in" svg:y="1.05in"><text:p><text:s text:c="7"/>Byte</text:p><draw:enhanced-geometry svg:viewBox="0 0 21600 21600" draw:type="rectangle" draw:enhanced-path="M 0 0 L 21600 0 21600 21600 0 21600 0 0 Z N"/></draw:custom-shape><draw:custom-shape draw:name="Shape 2" draw:style-name="gr3" draw:text-style-name="P14" svg:width="0.4862in" svg:height="0.1657in" svg:x="1.2787in" svg:y="1.13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3" draw:style-name="gr2" svg:width="0.9724in" svg:height="0.3307in" svg:x="1.8862in" svg:y="1.0417in"><text:p><text:s text:c="7"/>short</text:p><draw:enhanced-geometry svg:viewBox="0 0 21600 21600" draw:type="rectangle" draw:enhanced-path="M 0 0 L 21600 0 21600 21600 0 21600 0 0 Z N"/></draw:custom-shape><draw:custom-shape draw:name="Shape 4" draw:style-name="gr2" svg:width="0.9724in" svg:height="0.3307in" svg:x="3.5878in" svg:y="1.0236in"><text:p><text:s text:c="10"/>int</text:p><draw:enhanced-geometry svg:viewBox="0 0 21600 21600" draw:type="rectangle" draw:enhanced-path="M 0 0 L 21600 0 21600 21600 0 21600 0 0 Z N"/></draw:custom-shape><draw:custom-shape draw:name="Shape 5" draw:style-name="gr2" svg:width="0.9724in" svg:height="0.3307in" svg:x="5.5669in" svg:y="1.0244in"><text:p><text:s text:c="9"/>long</text:p><draw:enhanced-geometry svg:viewBox="0 0 21600 21600" draw:type="rectangle" draw:enhanced-path="M 0 0 L 21600 0 21600 21600 0 21600 0 0 Z N"/></draw:custom-shape><draw:custom-shape draw:name="Shape 6" draw:style-name="gr2" svg:width="0.9724in" svg:height="0.3307in" svg:x="3.5961in" svg:y="0.1126in"><text:p><text:s text:c="8"/>char</text:p><draw:enhanced-geometry svg:viewBox="0 0 21600 21600" draw:type="rectangle" draw:enhanced-path="M 0 0 L 21600 0 21600 21600 0 21600 0 0 Z N"/></draw:custom-shape><draw:custom-shape draw:name="Shape 7" draw:style-name="gr2" svg:width="0.9724in" svg:height="0.3307in" svg:x="3.6197in" svg:y="1.9528in"><text:p><text:s text:c="7"/>floats</text:p><draw:enhanced-geometry svg:viewBox="0 0 21600 21600" draw:type="rectangle" draw:enhanced-path="M 0 0 L 21600 0 21600 21600 0 21600 0 0 Z N"/></draw:custom-shape><draw:custom-shape draw:name="Shape 8" draw:style-name="gr2" svg:width="0.9724in" svg:height="0.3307in" svg:x="5.5925in" svg:y="1.9264in"><text:p><text:s text:c="6"/>doubles</text:p><draw:enhanced-geometry svg:viewBox="0 0 21600 21600" draw:type="rectangle" draw:enhanced-path="M 0 0 L 21600 0 21600 21600 0 21600 0 0 Z N"/></draw:custom-shape><draw:custom-shape draw:name="Shape 9" draw:style-name="gr4" draw:text-style-name="P15" svg:width="1.0142in" svg:height="0.1669in" draw:transform="rotate (-0.503876555050763) translate (4.67222222222222in 1.310810367454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0" draw:style-name="gr3" draw:text-style-name="P14" svg:width="0.4862in" svg:height="0.1657in" draw:transform="rotate (-1.56224421346012) translate (6.18541666666667in 1.436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1" draw:style-name="gr3" draw:text-style-name="P14" svg:width="0.4862in" svg:height="0.1657in" draw:transform="rotate (-1.54531451971578) translate (4.18511592300962in 1.4260881452318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2" draw:style-name="gr3" draw:text-style-name="P14" svg:width="0.4862in" svg:height="0.1657in" draw:transform="rotate (-1.59435827169682) translate (4.20486111111111in 0.48303258967629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3" draw:style-name="gr3" draw:text-style-name="P14" svg:width="0.4862in" svg:height="0.1657in" svg:x="4.8287in" svg:y="1.08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4" draw:style-name="gr3" draw:text-style-name="P14" svg:width="0.4862in" svg:height="0.1657in" svg:x="2.9799in" svg:y="1.1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5" draw:style-name="gr5" draw:text-style-name="P14" svg:width="1.0941in" svg:height="0.1657in" draw:transform="rotate (-2.65726378616137) translate (5.56666666666667in 1.4573381452318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8"><text:span text:style-name="T14">0</text:span>5.<text:span text:style-name="T3"> </text:span><text:span text:style-name="T11">Compile-time constants:</text:span></text:p>
      <text:p text:style-name="P8"><text:span text:style-name="T3"><text:tab/>Compile-time constants are constants whose values are known </text:span><text:span text:style-name="T8">by the compiler </text:span><text:span text:style-name="T3">and can be determined at compile time.</text:span></text:p>
      <text:p text:style-name="P7"><text:span text:style-name="T7"/></text:p>
      <text:p text:style-name="P7"><text:span text:style-name="T7"><text:tab/></text:span><text:span text:style-name="T8">final int MY_INT = 10;</text:span></text:p>
      <text:p text:style-name="P7"><text:span text:style-name="T7"/></text:p>
      <text:p text:style-name="P10"><text:span text:style-name="T7">Runtime constants:</text:span></text:p>
      <text:p text:style-name="P7"><text:span text:style-name="T7"><text:tab/>Runtime constants are constants whose values are determined and assigned during the program's execution, i.e., at runtime. These constants are not known to the compiler during the compilation process</text:span></text:p>
      <text:p text:style-name="P7"><text:span text:style-name="T7"/></text:p>
      <text:p text:style-name="P7"><text:span text:style-name="T7"><text:tab/></text:span><text:span text:style-name="T8">final int MY_INT = 25*(int)Math.random();</text:span></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9"><text:soft-page-break/><text:span text:style-name="T15">0</text:span>6. <text:span text:style-name="T11">Implicit narrowing primitive conversions:</text:span></text:p>
      <text:p text:style-name="P12"><text:span text:style-name="T13"><text:tab/></text:span><text:span text:style-name="T12">T</text:span><text:span text:style-name="T16">his a</text:span><text:span text:style-name="T10">lso known as automatic conversions, occur when a value of a larger data type is assigned to a variable of a smaller data type. </text:span><text:span text:style-name="T9">This happens automatically only in assignment contexts an there are two conditions to fullfil.</text:span></text:p>
      <text:p text:style-name="P12"><text:span text:style-name="T9"/></text:p>
      <text:p text:style-name="P12"><text:span text:style-name="T9"><text:tab/>01. Right hand side value should be a compile time constants</text:span></text:p>
      <text:p text:style-name="P13"><text:span text:style-name="T3"><text:tab/>02. Right hand side value should be in the bit range of Left hand side.</text:span></text:p>
      <text:p text:style-name="P13"><text:span text:style-name="T8"/></text:p>
      <text:p text:style-name="P11"><text:span text:style-name="T3">e</text:span><text:span text:style-name="T8">xplicit Narrowing Conversions (Casting):</text:span></text:p>
      <text:p text:style-name="P7"><text:span text:style-name="T8"><text:tab/>Explicit narrowing conversions, also known as casting, are performed when you, as a programmer, explicitly instruct the compiler to convert a value of one data type to another.</text:span></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8:07:54.926735672</meta:creation-date>
    <meta:generator>LibreOffice/7.3.7.2$Linux_X86_64 LibreOffice_project/30$Build-2</meta:generator>
    <dc:date>2023-08-01T19:31:47.904248005</dc:date>
    <meta:editing-duration>PT1H56M54S</meta:editing-duration>
    <meta:editing-cycles>7</meta:editing-cycles>
    <meta:document-statistic meta:table-count="0" meta:image-count="0" meta:object-count="0" meta:page-count="3" meta:paragraph-count="42" meta:word-count="627" meta:character-count="4138" meta:non-whitespace-character-count="3518"/>
  </office:meta>
</office:document-meta>
</file>